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Roboto" svg:font-family="Roboto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8.752cm" style:rel-width="100%" fo:margin-top="0cm" fo:margin-bottom="0cm" table:align="center" style:writing-mode="lr-tb"/>
    </style:style>
    <style:style style:name="Tabla1.A" style:family="table-column">
      <style:table-column-properties style:column-width="1.697cm" style:rel-column-width="12707*"/>
    </style:style>
    <style:style style:name="Tabla1.B" style:family="table-column">
      <style:table-column-properties style:column-width="3.697cm" style:rel-column-width="27682*"/>
    </style:style>
    <style:style style:name="Tabla1.C" style:family="table-column">
      <style:table-column-properties style:column-width="3.358cm" style:rel-column-width="25146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8.752cm" style:rel-width="100%" fo:margin-top="0cm" fo:margin-bottom="0cm" table:align="center" style:writing-mode="lr-tb"/>
    </style:style>
    <style:style style:name="Tabla2.A" style:family="table-column">
      <style:table-column-properties style:column-width="1.702cm" style:rel-column-width="12746*"/>
    </style:style>
    <style:style style:name="Tabla2.B" style:family="table-column">
      <style:table-column-properties style:column-width="1.792cm" style:rel-column-width="13422*"/>
    </style:style>
    <style:style style:name="Tabla2.C" style:family="table-column">
      <style:table-column-properties style:column-width="2.409cm" style:rel-column-width="18035*"/>
    </style:style>
    <style:style style:name="Tabla2.D" style:family="table-column">
      <style:table-column-properties style:column-width="2.849cm" style:rel-column-width="2132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margin-top="0cm" fo:margin-bottom="0.353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Text_20_body" style:master-page-name="Converted2">
      <style:paragraph-properties fo:margin-top="0cm" fo:margin-bottom="0.247cm" loext:contextual-spacing="false" style:page-number="auto"/>
      <style:text-properties fo:color="#808080"/>
    </style:style>
    <style:style style:name="P4" style:family="paragraph" style:parent-style-name="Heading_20_1" style:master-page-name="Standard">
      <style:paragraph-properties fo:margin-top="0.423cm" fo:margin-bottom="0.212cm" loext:contextual-spacing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style:font-name="Roboto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Roboto"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4" style:family="text">
      <style:text-properties style:font-name="Roboto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5" style:family="text">
      <style:text-properties style:font-name="Roboto" fo:font-size="9pt" fo:font-weight="bold" style:font-size-asian="9pt" style:font-weight-asian="bold" style:font-size-complex="9pt"/>
    </style:style>
    <style:style style:name="T6" style:family="text">
      <style:text-properties style:font-name="Roboto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Roboto" fo:font-size="9pt" style:font-size-asian="9pt" style:font-size-complex="9pt"/>
    </style:style>
    <style:style style:name="T8" style:family="text">
      <style:text-properties style:font-name="Robot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9" style:family="text">
      <style:text-properties style:font-name="Roboto" fo:font-size="9pt" fo:font-style="italic" style:font-size-asian="9pt" style:font-style-asian="italic" style:font-size-complex="9pt" style:font-style-complex="italic"/>
    </style:style>
    <style:style style:name="T10" style:family="text">
      <style:text-properties style:text-position="sub 58%" style:font-name="Robot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1" style:family="text">
      <style:text-properties style:text-position="sub 58%" style:font-name="Arial Narrow" fo:font-size="9pt" style:font-size-asian="9pt" style:font-size-complex="9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style:text-position="0% 100%" style:font-name="Robot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5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Arial Narrow" fo:font-size="9pt" style:font-size-asian="9pt" style:font-size-complex="9pt"/>
    </style:style>
    <style:style style:name="T17" style:family="text">
      <style:text-properties style:font-name="Arial Narro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Sect1" style:family="section">
      <style:section-properties text:dont-balance-text-columns="tru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REGLAS DE NOMENCLATURA PARA COMPUESTOS INORGÁNICOS</text:span></text:p>
      <text:section text:style-name="Sect1" text:name="TextSection">
        <text:p text:style-name="Heading_20_2"><text:span text:style-name="T2">Compuestos iónicos binarios <text:line-break/>(metal + no metal)</text:span></text:p>
        <text:p text:style-name="Text_20_body"><text:span text:style-name="T4">Compuestos iónicos binarios oxigenados</text:span><text:span text:style-name="T6"><text:line-break/></text:span><text:span text:style-name="T7">Se nombran con la palabra </text:span><text:span text:style-name="T6">óxido</text:span><text:span text:style-name="T7">, por ejemplo:<text:line-break/></text:span><text:span text:style-name="T8">MgO<text:tab/>óxido de magnesio<text:line-break/>K</text:span><text:span text:style-name="T10">2</text:span><text:span text:style-name="T8">0<text:tab/>óxido de potasio</text:span></text:p>
        <text:p text:style-name="Standard"><text:span text:style-name="T7">Si el elemento metálico tiene más de un número de oxidación, la nomenclatura actual propuesta por </text:span><text:span text:style-name="T6">IUPAC</text:span><text:span text:style-name="T6"><text:note text:id="ftn0" text:note-class="footnote"><text:note-citation>1</text:note-citation><text:note-body><text:p text:style-name="P3"><text:span text:style-name="T12"> </text:span><text:span text:style-name="T13">Unión Internacional de Química Pura y Aplicada (International Union of Pure and Applied Chemistry), más conocida por sus siglas en inglés IUPAC es la autoridad reconocida en el desarrollo de estándares para denominación de compuestos químicos.</text:span></text:p></text:note-body></text:note></text:span><text:span text:style-name="T7"> diferencia sus compuestos indicando al final del nombre, en números romanos entre paréntesis, el número de oxidación con el que actúa en ese compuesto, conocido como </text:span><text:span text:style-name="T6">numeral de Stock</text:span><text:span text:style-name="T7">. Por ejemplo: <text:line-break/></text:span><text:span text:style-name="T8">FeO<text:tab/>óxido de hierro (II)<text:line-break/>Fe</text:span><text:span text:style-name="T10">2</text:span><text:span text:style-name="T8">O<text:tab/>óxido de hierro (III)</text:span></text:p>
        <text:p text:style-name="Standard"><text:span text:style-name="T7">En la nomenclatura tradicional, se usa el </text:span><text:span text:style-name="T6">sufijo -oso</text:span><text:span text:style-name="T7"> para el menor número de oxidación e </text:span><text:span text:style-name="T6">-ico</text:span><text:span text:style-name="T7"> para el mayor. Ejemplo: <text:line-break/></text:span><text:span text:style-name="T8">FeO<text:tab/>óxido ferroso<text:line-break/>Fe</text:span><text:span text:style-name="T10">2</text:span><text:span text:style-name="T14">O</text:span><text:span text:style-name="T10">3<text:tab/></text:span><text:span text:style-name="T8">óxido férrico</text:span></text:p>
        <text:p text:style-name="Standard"><text:span text:style-name="T3">Compuestos iónicos binarios no oxigenados</text:span><text:span text:style-name="T5"><text:line-break/></text:span><text:span text:style-name="T7">Si el no metal no es oxígeno, se utiliza el </text:span><text:span text:style-name="T6">sufijo -uro</text:span><text:span text:style-name="T7">, por ejemplo: <text:line-break/></text:span><text:span text:style-name="T8">NaCl<text:tab/>Cloruro de sodio</text:span><text:span text:style-name="T9"><text:line-break/></text:span><text:span text:style-name="T8">K</text:span><text:span text:style-name="T10">2</text:span><text:span text:style-name="T8">S<text:tab/>Sulfuro de potasio</text:span><text:span text:style-name="T9"><text:line-break/></text:span><text:span text:style-name="T8">FeCI</text:span><text:span text:style-name="T10">3<text:tab/></text:span><text:span text:style-name="T14">C</text:span><text:span text:style-name="T8">loruro férrico (para la nomenclatura tradicional) y <text:tab/>cloruro de hierro (III) para la IUPAC</text:span></text:p>
        <text:p text:style-name="Heading_20_2"><text:span text:style-name="T2">Compuestos moleculares binarios <text:line-break/>(no metal + no metal)</text:span></text:p>
        <text:p text:style-name="Standard"><text:span text:style-name="T7">Si uno de los elementos es oxígeno, en las dos nomenclaturas (tradicional y IUPAC), el compuesto se nombra como óxido. Se siguen las mismas reglas que para los compuestos iónicos o se utilizan prefijos para indicar los </text:span><text:span text:style-name="T6">subíndices</text:span><text:span text:style-name="T7">. Por ejemplo: <text:line-break/></text:span><text:span text:style-name="T8">SO</text:span><text:span text:style-name="T10">2</text:span><text:span text:style-name="T8"> <text:tab/>dióxido de azufre u óxido de azufre (IV)</text:span></text:p>
        <text:p text:style-name="Standard"><text:span text:style-name="T7">Sí uno de los elementos es hidrógeno y el otro es un no metal, que pertenece a los grupos 16 o 17, se agrega al nombre del no metal el </text:span><text:span text:style-name="T6">sufijo -uro</text:span><text:span text:style-name="T7"> de hidrógeno. También se acepta usar la terminación </text:span><text:span text:style-name="T6">-hídrico</text:span><text:span text:style-name="T7">, cuando se encuentran disueltos en agua (hidrácidos). Por ejemplo:<text:line-break/></text:span><text:span text:style-name="T8">HF <text:tab/>fluoruro de hidrógeno o ácido fluorhídrico</text:span></text:p>
        <text:p text:style-name="Standard"><text:span text:style-name="T7">También se han aceptado algunos nombres de fantasía, como agua y amoníaco.</text:span></text:p>
        <text:p text:style-name="Heading_20_2"><text:span text:style-name="T2">Compuestos ternarios</text:span></text:p>
        <text:p text:style-name="Standard"><text:span text:style-name="T4">Oxoácidos</text:span><text:span text:style-name="T7"><text:line-break/>Según la nomenclatura tradicional se antepone la palabra ácido y se usa la </text:span><text:span text:style-name="T6">terminación -oso o -ico</text:span><text:span text:style-name="T7"> de acuerdo con el número de oxidación del no metal.</text:span></text:p>
        <text:p text:style-name="Standard"><text:span text:style-name="T4">Halógenos</text:span><text:span text:style-name="T7"><text:line-break/>En el caso de los halógenos (excepto el Flúor), cuyos números de oxidación positivos son +1, +3, +5 y +7; se usan las denominaciones comunes para los compuestos donde el halógeno tiene números de oxidación intermedios: +3: -oso y +5: </text:span><text:span text:style-name="T6">-ico</text:span><text:span text:style-name="T7">. Al de menor número de oxidación, +1, se le agrega el </text:span><text:span text:style-name="T6">prefijo hipo-</text:span><text:span text:style-name="T7"> y la </text:span><text:span text:style-name="T6">terminación -oso</text:span><text:span text:style-name="T7"> y al de mayor número de oxidación, +7, se le agrega el </text:span><text:span text:style-name="T6">prefijo per-</text:span><text:span text:style-name="T7"> y la </text:span><text:span text:style-name="T6">terminación -ico</text:span><text:span text:style-name="T7">.</text:span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P2"><text:span text:style-name="T15">Fórmula</text:span></text:p>
            </table:table-cell>
            <table:table-cell table:style-name="Tabla1.A1" office:value-type="string">
              <text:p text:style-name="P2"><text:span text:style-name="T15">Nro. de ox. (halógeno)</text:span></text:p>
            </table:table-cell>
            <table:table-cell table:style-name="Tabla1.A1" office:value-type="string">
              <text:p text:style-name="P2"><text:span text:style-name="T15">Nombre tradicional</text:span></text:p>
            </table:table-cell>
          </table:table-row>
          <table:table-row table:style-name="Tabla1.1">
            <table:table-cell table:style-name="Tabla1.A2" office:value-type="string">
              <text:p text:style-name="P2"><text:span text:style-name="T16">HClO</text:span></text:p>
            </table:table-cell>
            <table:table-cell table:style-name="Tabla1.A2" office:value-type="string">
              <text:p text:style-name="P2"><text:span text:style-name="T16">+1</text:span></text:p>
            </table:table-cell>
            <table:table-cell table:style-name="Tabla1.A2" office:value-type="string">
              <text:p text:style-name="P2"><text:span text:style-name="T16">Ácido hipocloroso</text:span></text:p>
            </table:table-cell>
          </table:table-row>
          <table:table-row table:style-name="Tabla1.1">
            <table:table-cell table:style-name="Tabla1.A2" office:value-type="string">
              <text:p text:style-name="P2"><text:span text:style-name="T16">HClO</text:span><text:span text:style-name="T11">2</text:span></text:p>
            </table:table-cell>
            <table:table-cell table:style-name="Tabla1.A2" office:value-type="string">
              <text:p text:style-name="P2"><text:span text:style-name="T16">+3</text:span></text:p>
            </table:table-cell>
            <table:table-cell table:style-name="Tabla1.A2" office:value-type="string">
              <text:p text:style-name="P2"><text:span text:style-name="T16">Ácido cloroso</text:span></text:p>
            </table:table-cell>
          </table:table-row>
          <table:table-row table:style-name="Tabla1.1">
            <table:table-cell table:style-name="Tabla1.A2" office:value-type="string">
              <text:p text:style-name="P2"><text:span text:style-name="T16">HClO</text:span><text:span text:style-name="T11">3</text:span></text:p>
            </table:table-cell>
            <table:table-cell table:style-name="Tabla1.A2" office:value-type="string">
              <text:p text:style-name="P2"><text:span text:style-name="T16">+5</text:span></text:p>
            </table:table-cell>
            <table:table-cell table:style-name="Tabla1.A2" office:value-type="string">
              <text:p text:style-name="P2"><text:span text:style-name="T16">Ácido clórico</text:span></text:p>
            </table:table-cell>
          </table:table-row>
          <table:table-row table:style-name="Tabla1.1">
            <table:table-cell table:style-name="Tabla1.A2" office:value-type="string">
              <text:p text:style-name="P2"><text:span text:style-name="T16">HClO</text:span><text:span text:style-name="T11">4</text:span></text:p>
            </table:table-cell>
            <table:table-cell table:style-name="Tabla1.A2" office:value-type="string">
              <text:p text:style-name="P2"><text:span text:style-name="T16">+7</text:span></text:p>
            </table:table-cell>
            <table:table-cell table:style-name="Tabla1.A2" office:value-type="string">
              <text:p text:style-name="P2"><text:span text:style-name="T16">Ácido perclórico</text:span></text:p>
            </table:table-cell>
          </table:table-row>
        </table:table>
        <text:p text:style-name="Standard"><text:span text:style-name="T7"><text:line-break/>SI se nombran de acuerdo con la IUPAC, en todos los casos, el </text:span><text:span text:style-name="T6">sufijo es -ato</text:span><text:span text:style-name="T7"> y se indica en números romanos y </text:span><text:span text:style-name="T6">entre paréntesis el número de oxidación del no metal</text:span><text:span text:style-name="T7"> y luego se nombra el hidrógeno. Por ejemplo: </text:span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P2"><text:span text:style-name="T17">Fórmula</text:span></text:p>
            </table:table-cell>
            <table:table-cell table:style-name="Tabla2.A1" office:value-type="string">
              <text:p text:style-name="P2"><text:span text:style-name="T17">Nro. de ox. (no metal)</text:span></text:p>
            </table:table-cell>
            <table:table-cell table:style-name="Tabla2.A1" office:value-type="string">
              <text:p text:style-name="P2"><text:span text:style-name="T17">Nombre tradicional</text:span></text:p>
            </table:table-cell>
            <table:table-cell table:style-name="Tabla2.A1" office:value-type="string">
              <text:p text:style-name="P2"><text:span text:style-name="T17">Nombre IUPAC (numeral de stock)</text:span></text:p>
            </table:table-cell>
          </table:table-row>
          <table:table-row table:style-name="Tabla2.1">
            <table:table-cell table:style-name="Tabla2.A1" office:value-type="string">
              <text:p text:style-name="P2"><text:span text:style-name="T16">H</text:span><text:span text:style-name="T11">2</text:span><text:span text:style-name="T16">SO</text:span><text:span text:style-name="T11">4</text:span></text:p>
            </table:table-cell>
            <table:table-cell table:style-name="Tabla2.A1" office:value-type="string">
              <text:p text:style-name="P2"><text:span text:style-name="T16">+6</text:span></text:p>
            </table:table-cell>
            <table:table-cell table:style-name="Tabla2.A1" office:value-type="string">
              <text:p text:style-name="P2"><text:span text:style-name="T16">Ácido sulfúrico</text:span></text:p>
            </table:table-cell>
            <table:table-cell table:style-name="Tabla2.A1" office:value-type="string">
              <text:p text:style-name="P2"><text:span text:style-name="T16">Sulfato (VI) de hidrógeno</text:span></text:p>
            </table:table-cell>
          </table:table-row>
          <table:table-row table:style-name="Tabla2.1">
            <table:table-cell table:style-name="Tabla2.A1" office:value-type="string">
              <text:p text:style-name="P2"><text:span text:style-name="T16">H</text:span><text:span text:style-name="T11">2</text:span><text:span text:style-name="T16">SO</text:span><text:span text:style-name="T11">3</text:span></text:p>
            </table:table-cell>
            <table:table-cell table:style-name="Tabla2.A1" office:value-type="string">
              <text:p text:style-name="P2"><text:span text:style-name="T16">+4</text:span></text:p>
            </table:table-cell>
            <table:table-cell table:style-name="Tabla2.A1" office:value-type="string">
              <text:p text:style-name="P2"><text:span text:style-name="T16">Ácido sulfuroso</text:span></text:p>
            </table:table-cell>
            <table:table-cell table:style-name="Tabla2.A1" office:value-type="string">
              <text:p text:style-name="P2"><text:span text:style-name="T16">Sulfato (IV) de hidrógeno</text:span></text:p>
            </table:table-cell>
          </table:table-row>
        </table:table>
        <text:p text:style-name="Standard"><text:span text:style-name="T4"><text:line-break/>Hidróxidos<text:line-break/></text:span><text:span text:style-name="T7">En la nomenclatura tradicional, se nombran como </text:span><text:span text:style-name="T6">hidróxido de [nombre del catión metálico]</text:span><text:span text:style-name="T7">. Por ejemplo: <text:line-break/></text:span><text:span text:style-name="T8">NaOH<text:tab/>hidróxido de sodio<text:line-break/>Fe(0H)</text:span><text:span text:style-name="T10">2</text:span><text:span text:style-name="T8"><text:tab/>hidróxido ferroso</text:span></text:p>
        <text:p text:style-name="Standard"><text:span text:style-name="T7">Con la nomenclatura </text:span><text:span text:style-name="T6">IUPAC</text:span><text:span text:style-name="T7">, se nombran como </text:span><text:span text:style-name="T6">hidróxido de [nombre del metal]</text:span><text:span text:style-name="T7"> y entre paréntesis se aclara con </text:span><text:span text:style-name="T6">números romanos el número de oxidación del metal </text:span><text:span text:style-name="T7">(excepto cuando es único). Por ejemplo: <text:line-break/></text:span><text:span text:style-name="T8">NaOH<text:tab/>hidróxido de sodio<text:line-break/>Fe(0H)</text:span><text:span text:style-name="T10">2</text:span><text:span text:style-name="T8"><text:tab/>hidróxido de hierro (II)</text:span></text:p>
        <text:p text:style-name="Standard"><text:span text:style-name="T4">Sales ternarias<text:line-break/></text:span><text:span text:style-name="T7">En la nomenclatura tradicional, el sufijo de la primera palabra es </text:span><text:span text:style-name="T6">-ito</text:span><text:span text:style-name="T7"> o </text:span><text:span text:style-name="T6">-ato</text:span><text:span text:style-name="T7">, según el no metal tenga el menor o mayor número de oxidación. Luego se nombra el metal, igual que en el aso de los hidróxidos. Por ejemplo: <text:line-break/></text:span><text:span text:style-name="T8">NaNO</text:span><text:span text:style-name="T10">3</text:span><text:span text:style-name="T8"><text:tab/>nitrato de sodio<text:line-break/>FeSO</text:span><text:span text:style-name="T10">3</text:span><text:span text:style-name="T8"><text:tab/>sulfito ferroso</text:span></text:p>
        <text:p text:style-name="P1"><text:span text:style-name="T7">Según la nomenclatura </text:span><text:span text:style-name="T6">IUPAC</text:span><text:span text:style-name="T7">, todas las sales oxigenadas se nombran con el </text:span><text:span text:style-name="T6">sufijo -ato</text:span><text:span text:style-name="T7"> y se indica con </text:span><text:span text:style-name="T6">números romanos entre paréntesis el número de oxidación del no metal y del metal</text:span><text:span text:style-name="T7">, excepto cuando es único. Por ejemplo: <text:line-break/></text:span><text:span text:style-name="T8">NaNO</text:span><text:span text:style-name="T10">2</text:span><text:span text:style-name="T8"><text:tab/>nitrato (lll) de sodio<text:line-break/>FeSO</text:span><text:span text:style-name="T10">4</text:span><text:span text:style-name="T8"><text:tab/>sulfato (VI) de hierro (II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/>
    <style:font-face style:name="Roboto" svg:font-family="Roboto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Roboto" fo:font-size="9pt" fo:language="es" fo:country="AR" style:letter-kerning="true" style:font-name-asian="Calibri" style:font-size-asian="9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Roboto" fo:font-size="9pt" fo:language="es" fo:country="AR" style:letter-kerning="true" style:font-name-asian="Calibri" style:font-size-asian="9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Roboto" fo:font-family="Roboto" fo:font-size="9pt" fo:language="es" fo:country="AR" style:font-name-asian="Calibri" style:font-family-asian="Calibri" style:font-family-generic-asian="system" style:font-pitch-asian="variable" style:font-size-asian="9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Roboto" fo:font-family="Roboto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fo:font-size="9pt" style:font-size-asian="9pt"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9pt" fo:font-style="italic" style:font-size-asian="9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9pt" style:font-size-asian="9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Footnote" style:family="paragraph" style:parent-style-name="Standard" style:default-outline-level="" style:class="extra"/>
    <style:style style:name="Endnote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2" style:layout-grid-base-height="0.474cm" style:layout-grid-ruby-height="0.16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22:43:00</meta:creation-date>
    <meta:initial-creator>Raul</meta:initial-creator>
    <dc:language>es-AR</dc:language>
    <dc:date>2017-04-16T20:57:14.134000000</dc:date>
    <meta:editing-cycles>9</meta:editing-cycles>
    <meta:editing-duration>PT39M3S</meta:editing-duration>
    <meta:generator>LibreOffice/5.3.0.3$Windows_X86_64 LibreOffice_project/7074905676c47b82bbcfbea1aeefc84afe1c50e1</meta:generator>
    <meta:document-statistic meta:table-count="2" meta:image-count="0" meta:object-count="0" meta:page-count="1" meta:paragraph-count="46" meta:word-count="685" meta:character-count="4083" meta:non-whitespace-character-count="34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